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WMC</text:p>
          </table:table-cell>
          <table:table-cell table:style-name="ce3" office:value-type="string" calcext:value-type="string">
            <text:p><text:s/>DIT</text:p>
          </table:table-cell>
          <table:table-cell table:style-name="ce3" office:value-type="string" calcext:value-type="string">
            <text:p><text:s/>NOC</text:p>
          </table:table-cell>
          <table:table-cell table:style-name="ce3" office:value-type="string" calcext:value-type="string">
            <text:p><text:s/>CBO</text:p>
          </table:table-cell>
          <table:table-cell table:style-name="ce3" office:value-type="string" calcext:value-type="string">
            <text:p><text:s/>RFC</text:p>
          </table:table-cell>
          <table:table-cell table:style-name="ce3" office:value-type="string" calcext:value-type="string">
            <text:p><text:s/>LCOM</text:p>
          </table:table-cell>
          <table:table-cell table:style-name="ce3" office:value-type="string" calcext:value-type="string">
            <text:p><text:s/>Ca</text:p>
          </table:table-cell>
          <table:table-cell table:style-name="ce3" office:value-type="string" calcext:value-type="string">
            <text:p><text:s/>Ce</text:p>
          </table:table-cell>
          <table:table-cell table:style-name="ce3" office:value-type="string" calcext:value-type="string">
            <text:p><text:s/>NPM</text:p>
          </table:table-cell>
          <table:table-cell table:style-name="ce3" office:value-type="string" calcext:value-type="string">
            <text:p><text:s/>LCOM3</text:p>
          </table:table-cell>
          <table:table-cell table:style-name="ce3" office:value-type="string" calcext:value-type="string">
            <text:p><text:s/>LOC</text:p>
          </table:table-cell>
          <table:table-cell table:style-name="ce3" office:value-type="string" calcext:value-type="string">
            <text:p><text:s/>DAM</text:p>
          </table:table-cell>
          <table:table-cell table:style-name="ce3" office:value-type="string" calcext:value-type="string">
            <text:p><text:s/>MOA</text:p>
          </table:table-cell>
          <table:table-cell table:style-name="ce3" office:value-type="string" calcext:value-type="string">
            <text:p><text:s/>MFA</text:p>
          </table:table-cell>
          <table:table-cell table:style-name="ce3" office:value-type="string" calcext:value-type="string">
            <text:p><text:s/>CAM</text:p>
          </table:table-cell>
          <table:table-cell table:style-name="ce3" office:value-type="string" calcext:value-type="string">
            <text:p><text:s/>IC</text:p>
          </table:table-cell>
          <table:table-cell table:style-name="ce3" office:value-type="string" calcext:value-type="string">
            <text:p><text:s/>CBM</text:p>
          </table:table-cell>
          <table:table-cell table:style-name="ce3" office:value-type="string" calcext:value-type="string">
            <text:p><text:s/>AMC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ntTypeDefinitio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078" calcext:value-type="float">
            <text:p>0,7078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3" calcext:value-type="float">
            <text:p>0,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478" calcext:value-type="float">
            <text:p>24,347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33" calcext:value-type="float">
            <text:p>0,4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ArgumentProcessorRegistr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Ev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2208" calcext:value-type="float">
            <text:p>0,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27" calcext:value-type="float">
            <text:p>7,272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Exceptio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5227" calcext:value-type="float">
            <text:p>0,5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182" calcext:value-type="float">
            <text:p>6,818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Liste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BuildLog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Component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8785" calcext:value-type="float">
            <text:p>0,8785</text:p>
          </table:table-cell>
          <table:table-cell office:value-type="float" office:value="1918" calcext:value-type="float">
            <text:p>1918</text:p>
          </table:table-cell>
          <table:table-cell office:value-type="float" office:value="0.9412" calcext:value-type="float">
            <text:p>0,94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94" calcext:value-type="float">
            <text:p>0,1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468" calcext:value-type="float">
            <text:p>39,44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faultDefini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375" calcext:value-type="float">
            <text:p>0,937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faultLogger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444" calcext:value-type="float">
            <text:p>444</text:p>
          </table:table-cell>
          <table:table-cell office:value-type="float" office:value="0.8571" calcext:value-type="float">
            <text:p>0,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1" calcext:value-type="float">
            <text:p>0,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95" calcext:value-type="float">
            <text:p>19,809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InputStre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82" calcext:value-type="float">
            <text:p>0,81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667" calcext:value-type="float">
            <text:p>10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19" calcext:value-type="float">
            <text:p>0,761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,3571</text:p>
          </table:table-cell>
          <table:table-cell office:value-type="float" office:value="0.2833" calcext:value-type="float">
            <text:p>0,2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4" calcext:value-type="float">
            <text:p>23,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emuxOutputStream$BufferInf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67" calcext:value-type="float">
            <text:p>4,1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agnostic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0294" calcext:value-type="float">
            <text:p>1,0294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1" calcext:value-type="float">
            <text:p>0,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agnostics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irectoryScanne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8876" calcext:value-type="float">
            <text:p>0,8876</text:p>
          </table:table-cell>
          <table:table-cell office:value-type="float" office:value="2685" calcext:value-type="float">
            <text:p>2685</text:p>
          </table:table-cell>
          <table:table-cell office:value-type="float" office:value="0.9459" calcext:value-type="float">
            <text:p>0,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4" calcext:value-type="float">
            <text:p>0,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286" calcext:value-type="float">
            <text:p>36,82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Attrib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Attribut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Configu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Configurator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E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Element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DynamicObjectAttribu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valu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ecu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itExcep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itStatusExcep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667" calcext:value-type="float">
            <text:p>0,66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ExtensionPoi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3333" calcext:value-type="float">
            <text:p>1,333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5" calcext:value-type="float">
            <text:p>0,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FileScann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14" calcext:value-type="float">
            <text:p>0,27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903" calcext:value-type="float">
            <text:p>90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9164" calcext:value-type="float">
            <text:p>0,9164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" calcext:value-type="float">
            <text:p>0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681" calcext:value-type="float">
            <text:p>40,468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9" calcext:value-type="float">
            <text:p>0,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1" calcext:value-type="float">
            <text:p>0,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,55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9" calcext:value-type="float">
            <text:p>0,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,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AddNestedCre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,9375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AttributeSet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9" calcext:value-type="float">
            <text:p>0,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CreateNestedCrea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Crea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,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MethodAndObje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7" calcext:value-type="float">
            <text:p>0,4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IntrospectionHelper$NestedCreat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3" calcext:value-type="float">
            <text:p>0,3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6" calcext:value-type="float">
            <text:p>2,42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Loc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135" calcext:value-type="float">
            <text:p>135</text:p>
          </table:table-cell>
          <table:table-cell office:value-type="float" office:value="0.8333" calcext:value-type="float">
            <text:p>0,8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273" calcext:value-type="float">
            <text:p>10,727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gicNam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i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8279" calcext:value-type="float">
            <text:p>0,8279</text:p>
          </table:table-cell>
          <table:table-cell office:value-type="float" office:value="2505" calcext:value-type="float">
            <text:p>2505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6" calcext:value-type="float">
            <text:p>0,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412" calcext:value-type="float">
            <text:p>71,941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Main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NoBannerLogg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athTokeniz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667" calcext:value-type="float">
            <text:p>65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1" calcext:value-type="float">
            <text:p>301</text:p>
          </table:table-cell>
          <table:table-cell office:value-type="float" office:value="7415" calcext:value-type="float">
            <text:p>741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0.975" calcext:value-type="float">
            <text:p>0,975</text:p>
          </table:table-cell>
          <table:table-cell office:value-type="float" office:value="2480" calcext:value-type="float">
            <text:p>2480</text:p>
          </table:table-cell>
          <table:table-cell office:value-type="float" office:value="0.6364" calcext:value-type="float">
            <text:p>0,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74" calcext:value-type="float">
            <text:p>0,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206" calcext:value-type="float">
            <text:p>18,420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$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62" calcext:value-type="float">
            <text:p>0,8462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667" calcext:value-type="float">
            <text:p>3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$AntRef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333" calcext:value-type="float">
            <text:p>1,33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18" calcext:value-type="float">
            <text:p>0,9318</text:p>
          </table:table-cell>
          <table:table-cell office:value-type="float" office:value="0.5833" calcext:value-type="float">
            <text:p>0,5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Compon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407" calcext:value-type="float">
            <text:p>0,740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0.3571" calcext:value-type="float">
            <text:p>0,3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9" calcext:value-type="float">
            <text:p>0,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1" calcext:value-type="float">
            <text:p>14,87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" calcext:value-type="float">
            <text:p>0,8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667" calcext:value-type="float">
            <text:p>2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2" calcext:value-type="float">
            <text:p>0,8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667" calcext:value-type="float">
            <text:p>2,666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$OnMissingExtensionPoi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Repositor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231" calcext:value-type="float">
            <text:p>0,723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,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571" calcext:value-type="float">
            <text:p>27,357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jectHelperRepository$ConstructingIterat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.8326" calcext:value-type="float">
            <text:p>0,8326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65" calcext:value-type="float">
            <text:p>0,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553" calcext:value-type="float">
            <text:p>22,255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Deleg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PropertyEvalu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PropertyHelper$PropertySet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8542" calcext:value-type="float">
            <text:p>0,8542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7" calcext:value-type="float">
            <text:p>0,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759" calcext:value-type="float">
            <text:p>24,275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AttributeComponentInform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" calcext:value-type="float">
            <text:p>0,333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5" calcext:value-type="float">
            <text:p>0,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RuntimeConfigurable$EnableAttributeConsu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56" calcext:value-type="float">
            <text:p>0,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3" calcext:value-type="float">
            <text:p>2,333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SubBuildListe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8214" calcext:value-type="float">
            <text:p>0,8214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83" calcext:value-type="float">
            <text:p>0,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069" calcext:value-type="float">
            <text:p>20,2069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$IfStringCond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rget$UnlessStringCond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8393" calcext:value-type="float">
            <text:p>0,8393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16" calcext:value-type="float">
            <text:p>0,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86" calcext:value-type="float">
            <text:p>11,7586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Adapt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9" calcext:value-type="float">
            <text:p>0,3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143" calcext:value-type="float">
            <text:p>31,714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ConfigurationChec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,333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" calcext:value-type="float">
            <text:p>21,7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askContai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TypeAdap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knownElemen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,75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9" calcext:value-type="float">
            <text:p>0,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581" calcext:value-type="float">
            <text:p>29,2581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supportedAttributeExcep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UnsupportedElementExcep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941" calcext:value-type="float">
            <text:p>0,941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353" calcext:value-type="float">
            <text:p>39,2353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org.apache.tools.ant.XmlLogger$TimedElem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,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86" calcext:value-type="float">
            <text:p>5,4286</text:p>
          </table:table-cell>
          <table:table-cell table:number-columns-repeated="238"/>
        </table:table-row>
        <table:table-row table:style-name="ro1" table:number-rows-repeated="32">
          <table:table-cell table:number-columns-repeated="257"/>
        </table:table-row>
        <table:table-row table:style-name="ro2" table:number-rows-repeated="104844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21:35:24.4128205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1:03:00.059190000</meta:creation-date>
    <dc:date>2015-06-10T21:35:35.599945778</dc:date>
    <meta:editing-cycles>5</meta:editing-cycles>
    <meta:editing-duration>PT3M57S</meta:editing-duration>
    <meta:generator>LibreOffice/4.2.8.2$Linux_X86_64 LibreOffice_project/420m0$Build-2</meta:generator>
    <meta:document-statistic meta:table-count="1" meta:cell-count="1786" meta:object-count="0"/>
  </office:meta>
</office:document-meta>
</file>